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3518" officeooo:paragraph-rsid="000a351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9488" officeooo:paragraph-rsid="0009948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40a4" officeooo:paragraph-rsid="000c40a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40a4" officeooo:paragraph-rsid="000c40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40a4" officeooo:paragraph-rsid="000c40a4" fo:background-color="#ff990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a3518" officeooo:paragraph-rsid="000a35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aa0b2" officeooo:paragraph-rsid="000aa0b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ab07e" officeooo:paragraph-rsid="000ab07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c40a4" officeooo:paragraph-rsid="000c40a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e19fa" officeooo:paragraph-rsid="000e19f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1768b" officeooo:paragraph-rsid="0011768b" fo:background-color="#ffff0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1768b" officeooo:paragraph-rsid="0011b80b" fo:background-color="#ffff0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1b80b" officeooo:paragraph-rsid="0011b80b" fo:background-color="#ffff0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0c40a4" officeooo:paragraph-rsid="000c40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0c40a4" officeooo:paragraph-rsid="000c40a4" fo:background-color="#ff990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99488" officeooo:paragraph-rsid="00099488" fo:background-color="#ff9900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92cd" officeooo:paragraph-rsid="000f92cd" fo:background-color="#ffff0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1768b" officeooo:paragraph-rsid="0011768b" fo:background-color="transparen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1b80b" officeooo:paragraph-rsid="0011b80b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1768b" officeooo:paragraph-rsid="0011b80b" fo:background-color="#ffff0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a0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3518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background-color="transparent" loext:char-shading-value="0"/>
    </style:style>
    <style:style style:name="T7" style:family="text">
      <style:text-properties officeooo:rsid="000e19fa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e19fa" fo:background-color="#ff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1b80b" fo:background-color="transparent" loext:char-shading-value="0"/>
    </style:style>
    <style:style style:name="T12" style:family="text">
      <style:text-properties officeooo:rsid="0011b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">Virtualizaci</text:span><text:span text:style-name="T4">ó</text:span><text:span text:style-name="T3">n con Virtual Box</text:span></text:p>
      <text:p text:style-name="P2"/>
      <text:p text:style-name="P6"><text:span text:style-name="T1">Web con maquinas virtuales ya instaladas</text:span>: <text:a xlink:type="simple" xlink:href="http://www.osboxes.org/" text:style-name="Internet_20_link" text:visited-style-name="Visited_20_Internet_20_Link"><text:span text:style-name="T2">www.osboxes.org</text:span></text:a></text:p>
      <text:p text:style-name="P7"><text:span text:style-name="T1">Inspector de red</text:span>: <text:a xlink:type="simple" xlink:href="http://www.whireshark.org/" text:style-name="Internet_20_link" text:visited-style-name="Visited_20_Internet_20_Link">www.whireshark.org</text:a></text:p>
      <text:p text:style-name="P7"/>
      <text:p text:style-name="P7"/>
      <text:p text:style-name="P15"><text:span text:style-name="T1">Definiciones para el final</text:span>:</text:p>
      <text:p text:style-name="P14"/>
      <text:p text:style-name="P8"><text:span text:style-name="T1">Lenguaje maquina</text:span>: Binario.</text:p>
      <text:p text:style-name="P8"/>
      <text:p text:style-name="P8"><text:span text:style-name="T1">Assembler</text:span>: Es el primer nivel de abstraccion.</text:p>
      <text:p text:style-name="P8"/>
      <text:p text:style-name="P8"><text:span text:style-name="T1">GNU</text:span>: Aplicaciónes fundamentales. Sin el kernel de linux.</text:p>
      <text:p text:style-name="P8"/>
      <text:p text:style-name="P8"><text:span text:style-name="T1">Libertades del software</text:span>:</text:p>
      <text:p text:style-name="P8"/>
      <text:p text:style-name="P8"><text:span text:style-name="T1">Copyleft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3518" officeooo:paragraph-rsid="000a3518"/>
    </style:style>
    <style:page-layout style:name="Mpm1">
      <style:page-layout-properties fo:page-width="21.001cm" fo:page-height="29.7cm" style:num-format="1" style:print-orientation="portrait" fo:margin-top="0.529cm" fo:margin-bottom="2cm" fo:margin-left="0.953cm" fo:margin-right="1.15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Operativos -Clase 3 – 11/04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 </meta:initial-creator>
    <meta:creation-date>2018-04-11T18:40:57.997565148</meta:creation-date>
    <dc:date>2018-04-18T21:11:18.440986068</dc:date>
    <dc:creator>alumno </dc:creator>
    <meta:editing-duration>PT2H12M42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46" meta:character-count="351" meta:non-whitespace-character-count="314"/>
  </office:meta>
</office:document-meta>
</file>